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Part 1</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o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herself around others was one of them. That was just as well though;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In fact, her heart was beating so loudly it wouldn’t be strange if you could hear it yourself. And her eyes, they were looking at everything except for you.</text:p>
      <text:p text:style-name="Normal">“Um... So, what are you doing here?” she ventured to ask, her voice reaching a higher pitch with every word.</text:p>
      <text:p text:style-name="Normal">Your answer was to raise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she couldn’t remember: her mind was busy figuring out whether she had lost herself too deep in her delusions or you really were walking together. Still, she wondered.</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text:p>
      <text:p text:style-name="Normal">“Hmmm...” you tilted your head.</text:p>
      <text:p text:style-name="Normal">She tilted her head too: “?”</text:p>
      <text:p text:style-name="Normal">“Hey, I have an idea,” and, looking her dead in the eye, “let’s make a group, you and me.”</text:p>
      <text:p text:style-name="Normal">“...Huh?!”</text:p>
      <text:p text:style-name="Normal"><text:span text:style-name="T1">W-wait! No! I can’t! I’m not ready!! W-we haven’t even held hands yet...!! <text:s text:c="1"/></text:span>Your statement sent her imagination into overdrive, and she was imagining your future together.</text:p>
      <text:p text:style-name="Normal">“Ah, I mean it’s fine if you don’t want to,” you followed up.</text:p>
      <text:p text:style-name="Normal">“N-no, it’s okay, let’s do that!”</text:p>
      <text:p text:style-name="Normal">And so it was decided: the two of you would form a group. <text:span text:style-name="T1">Not a bad outcome... I’m glad...</text:span></text:p>
      <text:p text:style-name="Normal">This exchange burnt through virtually all of her social battery, and as that forced her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a few days later.</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text:span> <text:span text:style-name="T1">But it’s all a dream... </text:span>Full of resolve, *SMACK!!* she slapped herself awake . And yet,</text:p>
      <text:p text:style-name="Normal"><text:span text:style-name="T1">“Ouch...” It hurts...! </text:span>And 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in the art of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m trying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 </text:p>
      <text:p text:style-name="Normal">“Still, I’d say we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but it’s never too late, <text:span text:style-name="T1">right?</text:span></text:p>
      <text:p text:style-name="Normal">Even so, even though you weren’t here, she could only bring herself to think it: she’d been an empty shell since long before you stole her heart. Still, <text:span text:style-name="T1">would you go out with me?</text:span></text:p>
      <text:p text:style-name="Normal"/>
      <text:p text:style-name="P1"><text:span text:style-name="T1">•••</text:span></text:p>
      <text:p text:style-name="P1"/>
      <text:p text:style-name="Normal">The Sun had gone to sleep a while back, and she’d wished it goodnight. She was alone now, and her room had grown dark. What shall she dream of tonight?</text:p>
      <text:p text:style-name="Normal">She was feeling a bit tired at the moment. Her heart had been heavy all evening long, after all. For some reason it had filled to the brim with tears, so she was a little tired now, after crying it all out. That’s probably also why, despite her weariness, she was feeling pretty good.</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For a few seconds, that hand hesitated, between the earth and the sky. At the end of them, it fell back to her sid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